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Lucida Sans Unicode" svg:font-family="'Lucida Sans Unicode'" style:font-pitch="variable"/>
    <style:font-face style:name="Times" svg:font-family="Times, 'Times New Roman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o_20_predeterminado">
      <style:paragraph-properties fo:text-align="start" style:justify-single-word="false"/>
    </style:style>
    <style:style style:name="P2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/>
    </style:style>
    <style:style style:name="P6" style:family="paragraph" style:parent-style-name="Preformatted_20_Text">
      <style:text-properties style:font-name="Arial" fo:font-size="11pt" style:font-size-asian="11pt" style:font-size-complex="11pt"/>
    </style:style>
    <style:style style:name="P7" style:family="paragraph" style:parent-style-name="Preformatted_20_Text">
      <style:text-properties style:font-name="Times New Roman" fo:font-size="11pt" style:font-size-asian="11pt" style:font-size-complex="11pt"/>
    </style:style>
    <style:style style:name="P8" style:family="paragraph" style:parent-style-name="Preformatted_20_Text" style:master-page-name="Standard">
      <style:paragraph-properties style:page-number="auto" fo:break-before="page">
        <style:tab-stops>
          <style:tab-stop style:position="6.948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Preformatted_20_Text">
      <style:text-properties style:font-name="Arial" fo:font-size="11pt" style:font-size-asian="11pt" style:font-size-complex="11pt"/>
    </style:style>
    <style:style style:name="T1" style:family="text">
      <style:text-properties fo:font-size="18pt" style:font-size-asian="18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text-transform="uppercase" style:use-window-font-color="true" style:font-name="Arial" fo:font-style="italic" fo:font-weight="normal" style:font-name-asian="Lucida Sans Unicode" style:language-asian="es" style:country-asian="ES" style:font-style-asian="italic" style:font-weight-asian="normal" style:font-name-complex="Arial" style:language-complex="es" style:country-complex="ES" style:font-style-complex="italic" style:font-weight-complex="normal"/>
    </style:style>
    <style:style style:name="T4" style:family="text">
      <style:text-properties fo:text-transform="uppercase" style:use-window-font-color="true" style:font-name="Arial" style:font-name-asian="Lucida Sans Unicode" style:language-asian="es" style:country-asian="ES" style:font-name-complex="Arial" style:language-complex="es" style:country-complex="ES"/>
    </style:style>
    <style:style style:name="T5" style:family="text">
      <style:text-properties style:use-window-font-color="true" style:font-name="Arial" fo:font-weight="normal" style:font-name-asian="Times New Roman" style:font-weight-asian="normal" style:font-name-complex="Arial" style:language-complex="ar" style:country-complex="SA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/>
      <text:p text:style-name="P6">EXAME</text:p>
      <text:p text:style-name="P6">dentro da carpeta enviada (carpeta_exame_alumnos) <text:s/>dispodes de tres arquivos:</text:p>
      <text:p text:style-name="P6"/>
      <text:p text:style-name="P6">-taboasexameb.sql</text:p>
      <text:p text:style-name="P6">-platoss</text:p>
      <text:p text:style-name="P6">-Platos.java</text:p>
      <text:p text:style-name="P6">-Exa15.java</text:p>
      <text:p text:style-name="P6"/>
      <text:p text:style-name="P6">clase opcional</text:p>
      <text:p text:style-name="P6">-Creaplatoss.java</text:p>
      <text:p text:style-name="P6"/>
      <text:p text:style-name="P6">que pasan a detallarse a continuación:</text:p>
      <text:p text:style-name="P6">- taboasexameb.sql <text:s text:c="2"/>lanzado dende oracle creará <text:s/>duas taboas denominadas composicion e componentes <text:s/>e insertará algunhas filas .</text:p>
      <text:p text:style-name="P6"><text:s text:c="2"/><text:tab/>Os campos da taboa composicion <text:s/>son:</text:p>
      <text:p text:style-name="P6"><text:s/>codigo do plato (codp) , codigo dun componente do plato , e peso de dito componente en dito plato</text:p>
      <text:p text:style-name="P6"><text:s/><text:tab/>Os campos da taboa componentes son :</text:p>
      <text:p text:style-name="P6"><text:s/>codigo dun componente , nome do componente, contido en graxa por cada 100gr de dito componente</text:p>
      <text:p text:style-name="P6">- platoss, ficheiro <text:s/>que foi creado serializacion de obxectos e remata nun null <text:s/>. O contido de dito ficheiro e o codigo e nome de dous platos (concretamente conten: </text:p>
      <text:p text:style-name="P6">p1 platocarnico1</text:p>
      <text:p text:style-name="P6">p2 platocarnicos2</text:p>
      <text:p text:style-name="P6">null</text:p>
      <text:p text:style-name="P6"><text:s text:c="2"/>) </text:p>
      <text:p text:style-name="P6"><text:s/></text:p>
      <text:p text:style-name="P6">Unha clase denominada 'Platos.java' <text:s/>que permite crear un obxecto Platos e manipular o seu contido cos metodos indicados na propia clase.</text:p>
      <text:p text:style-name="P6"><text:s/></text:p>
      <text:p text:style-name="P6"/>
      <text:p text:style-name="P6">Unha clase chamada Exa15.java que xa conten os metodos para conectar e desconectar de oracle e o metodo main onde haberá de escribirse o resto do codigo.</text:p>
      <text:p text:style-name="P6"/>
      <text:p text:style-name="P6">Unha clase denominad Creaplatoss que so debes usar se queres xerar de novo o ficheiro serializado platoss ( en caso de que che de conflicto de versions ao lelo)</text:p>
      <text:p text:style-name="P6"/>
      <text:p text:style-name="P6"/>
      <text:p text:style-name="P6"/>
      <text:p text:style-name="P6"/>
      <text:p text:style-name="P6">Debes desenvolver unha aplicacion que partindo do ficheiro platoss e das taboas dadas cree un ficheiro XML chamado <text:s/>totalgraxas.xml cuxo contido será o código e nome de cada plato referido <text:s/>no ficheiro platoss <text:s text:c="2"/>xunto co seu contido en graxas totais,</text:p>
      <text:p text:style-name="P6"><text:s text:c="2"/>( Ter en conta que ainda que na taboa composicion temos os <text:s text:c="2"/>componentes de tres platos <text:s/>so deben grabarse <text:s/>o contido en graxa dos pratos p1 e p2 que son <text:s text:c="2"/>os que estan referidos no ficheiro platoss. E decir o ficheiro platoss conten a referencia dos obxectos cuxos componentes debemos buscar para facer os calculos pertinentes)</text:p>
      <text:p text:style-name="P6"/>
      <text:p text:style-name="P6">o contido do ficheiro xerado totalgraxas.xml deberia ser este: </text:p>
      <text:p text:style-name="P6"><text:soft-page-break/>&lt;Platos&gt;</text:p>
      <text:p text:style-name="P6">&lt;Plato Codigop="p1"&gt;</text:p>
      <text:p text:style-name="P6">&lt;nomep&gt;platocarnico1&lt;/nomep&gt;</text:p>
      <text:p text:style-name="P6">&lt;graxatotal&gt;80&lt;/graxatotal&gt;</text:p>
      <text:p text:style-name="P6">&lt;/Plato&gt;</text:p>
      <text:p text:style-name="P6">&lt;Plato Codigop="p2"&gt;</text:p>
      <text:p text:style-name="P6">&lt;nomep&gt;platocarnico2 &lt;/nomep&gt;</text:p>
      <text:p text:style-name="P6">&lt;graxatotal&gt;160&lt;/graxatotal&gt;</text:p>
      <text:p text:style-name="P6">&lt;/Plato&gt;</text:p>
      <text:p text:style-name="P6">&lt;/Platos&gt;</text:p>
      <text:p text:style-name="P6"><text:s/></text:p>
      <text:p text:style-name="P6">E <text:s/>decir que para cada plato do ficheiro platoss <text:s/></text:p>
      <text:p text:style-name="P6"/>
      <text:p text:style-name="P6"><text:s text:c="2"/>1 p - deben amosar <text:s/>os valores correspondentes a cada plato (e dicir o seu codigo e nome do plato , que se len do ficheiro platoss). </text:p>
      <text:p text:style-name="P6"><text:s text:c="3"/>1 p – debes amosar cada un dos codigos de componente que compoñen un plato e o seu peso no plato <text:s text:c="2"/>(que se len da taboa composicion)</text:p>
      <text:p text:style-name="P6"><text:s text:c="2"/>0,6 p - <text:s/>debes amosar o total parcial de graxa correspondente a cada componente do plato ( que se obten multiplicando a graxa do componente, multiplicandoa polo seu peso no prato e dividindoa entre 100)</text:p>
      <text:p text:style-name="P6"><text:s text:c="2"/>0,4 p – debes amosar o total en graxas do plato ( que se obten sumando os totais parciais obtidos anteiormente para un mesmo plato)</text:p>
      <text:p text:style-name="P6"><text:s text:c="2"/>1 p – debe xerarse un ficheiro XML chamado totalgraxas.xml <text:s/>co codigo e nome de cada plato do ficheiro serializado platoss xunto <text:s text:c="2"/>co seu contido en graxas totais, (para comprobar que se fixo ben debe executarse dito ficheiro cun doble click e veremos no navegador o codigo xml amosado anterirormente)</text:p>
      <text:p text:style-name="P6"/>
      <text:p text:style-name="P6">Os contidos das taboas <text:s/>taboasexameb.sql unha vez lanzado o script amosanse a continuacion </text:p>
      <text:p text:style-name="P6">* nota: advirtase que o nome de cada campo das taboas <text:s/>pode ou non coincidir co nome real que ten. Para ver o nome real utilizar o comando 'describe' ou fixarse no contido do script de creacion das taboas.</text:p>
      <text:p text:style-name="P6"/>
      <text:section text:style-name="Sect1" text:name="Sección1">
        <text:p text:style-name="P6">Composicion</text:p>
        <text:p text:style-name="P6"/>
        <text:p text:style-name="P6">CODP CODC <text:s text:c="5"/>PESO</text:p>
        <text:p text:style-name="P6">--- <text:tab/>--- <text:tab/> <text:s text:c="4"/>----------</text:p>
        <text:p text:style-name="P6">p1 <text:s/><text:tab/>c1<text:tab/> <text:s text:c="5"/>400</text:p>
        <text:p text:style-name="P6">p1 <text:s/><text:tab/>c3<text:tab/> <text:s text:c="5"/>600</text:p>
        <text:p text:style-name="P6">p2 <text:s/><text:tab/>c2<text:tab/> <text:s text:c="5"/>600</text:p>
        <text:p text:style-name="P6">p2 <text:s/><text:tab/>c3<text:tab/> <text:s text:c="6"/>300</text:p>
        <text:p text:style-name="P6">p2 <text:s/><text:tab/>c4<text:tab/> <text:s text:c="6"/>200</text:p>
        <text:p text:style-name="P6">p3 <text:s/><text:tab/>c1<text:tab/> <text:s text:c="6"/>100</text:p>
        <text:p text:style-name="P6">p3 <text:s/><text:tab/>c2<text:tab/> <text:s text:c="6"/>200</text:p>
        <text:p text:style-name="P6">p4 <text:s/><text:tab/>c1<text:tab/> <text:s text:c="6"/>200</text:p>
        <text:p text:style-name="P6">p4 <text:s/><text:tab/>c3<text:tab/> <text:s text:c="6"/>200</text:p>
        <text:p text:style-name="P6"/>
        <text:p text:style-name="P6"/>
        <text:p text:style-name="P6">componentes</text:p>
        <text:p text:style-name="P6"/>
        <text:p text:style-name="P6">CODC NOMEC<text:tab/><text:tab/> GRAXA</text:p>
        <text:p text:style-name="P6">--- <text:tab/>--------------- <text:tab/><text:tab/>----------</text:p>
        <text:p text:style-name="P6">c1 <text:s/><text:tab/>vacuno<text:tab/><text:tab/> <text:s text:c="4"/>5</text:p>
        <text:p text:style-name="P6">c2 <text:s/><text:tab/>ovino<text:tab/><text:tab/> <text:s text:c="3"/><text:tab/> <text:s text:c="3"/>20</text:p>
        <text:p text:style-name="P6">c3 <text:s/><text:tab/>avicola<text:tab/><text:tab/> <text:s text:c="3"/><text:tab/> <text:s text:c="3"/>10</text:p>
        <text:p text:style-name="P6">c4 <text:s text:c="4"/><text:tab/>avicola<text:tab/><text:tab/> <text:s text:c="4"/><text:tab/> <text:s text:c="4"/>5</text:p>
        <text:p text:style-name="P6"/>
        <text:p text:style-name="P6"/>
        <text:p text:style-name="P6"/>
        <text:p text:style-name="P6"/>
        <text:p text:style-name="P6"/>
      </text:section>
      <text:p text:style-name="P6"><text:s/></text:p>
      <text:p text:style-name="P6"/>
      <text:p text:style-name="P6"/>
      <text:p text:style-name="P6"/>
      <text:p text:style-name="P6"><text:soft-page-break/></text:p>
      <text:p text:style-name="P6">O resultado final do programa podería amosarse de modo <text:s/>similar ao seguinte :</text:p>
      <text:p text:style-name="P6"/>
      <text:p text:style-name="P6">CODIGO DO PLATO : p1</text:p>
      <text:p text:style-name="P6">nome do plato : platocarnico1</text:p>
      <text:p text:style-name="P6">codigo do componente : c1-&gt; graxa por cada 100 gr= 5</text:p>
      <text:p text:style-name="P6">peso : 400</text:p>
      <text:p text:style-name="P6">total de graxa do componente = 20</text:p>
      <text:p text:style-name="P6"/>
      <text:p text:style-name="P6">codigo do componente : c3-&gt; graxa por cada 100 gr= 10</text:p>
      <text:p text:style-name="P6">peso : 600</text:p>
      <text:p text:style-name="P6">total de graxa do componente = 60</text:p>
      <text:p text:style-name="P6"/>
      <text:p text:style-name="P6">TOTAL EN GRAXAS DO PLATO: 80</text:p>
      <text:p text:style-name="P6"/>
      <text:p text:style-name="P6">CODIGO DO PLATO : p2</text:p>
      <text:p text:style-name="P6">nome do plato : platocarnico2</text:p>
      <text:p text:style-name="P6">codigo do componente : c2-&gt; graxa por cada 100 gr= 20</text:p>
      <text:p text:style-name="P6">peso : 600</text:p>
      <text:p text:style-name="P6">total de graxa do componente = 120</text:p>
      <text:p text:style-name="P6"/>
      <text:p text:style-name="P6">codigo do componente : c3-&gt; graxa por cada 100 gr= 10</text:p>
      <text:p text:style-name="P6">peso : 300</text:p>
      <text:p text:style-name="P6">total de graxa do componente = 30</text:p>
      <text:p text:style-name="P6"/>
      <text:p text:style-name="P6">codigo do componente : c4-&gt; graxa por cada 100 gr= 5</text:p>
      <text:p text:style-name="P6">peso : 200</text:p>
      <text:p text:style-name="P6">total de graxa do componente = 10</text:p>
      <text:p text:style-name="P6"/>
      <text:p text:style-name="P6">TOTAL EN GRAXAS DO PLATO: 160</text:p>
      <text:p text:style-name="P6"/>
      <text:p text:style-name="P6"/>
      <text:p text:style-name="P6"><text:span text:style-name="T6">notas para os calculos :</text:span> <text:s/></text:p>
      <text:p text:style-name="P6">para calcular a graxa dun compoñente dun plato habera que multiplicar a graxa do compoñente por o seu peso no prato e dividilo por 100 .</text:p>
      <text:p text:style-name="P6"/>
      <text:p text:style-name="P6">por exemplo . </text:p>
      <text:p text:style-name="P6">O contido en graxa do compoñente 'c1' correspondente ao prato de codigo 'p1' sera:</text:p>
      <text:p text:style-name="P6">5(graxa)*400(peso)/100= 20</text:p>
      <text:p text:style-name="P6">O contido en graxa do compoñente 'c3' correspondente ao prato de codigo 'p1' sera :</text:p>
      <text:p text:style-name="P6">10(graxa)*600(peso)/100= 60</text:p>
      <text:p text:style-name="P6">Por isto o contido en graxas totais do prato p1 e de 20+60 <text:s/>= 80 uni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Lucida Sans Unicode" svg:font-family="'Lucida Sans Unicode'" style:font-pitch="variable"/>
    <style:font-face style:name="Times" svg:font-family="Times, 'Times New Roman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gl" fo:country="ES" style:font-name-asian="Andale Sans UI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Thorndale1" fo:font-size="12pt" fo:language="es" fo:country="ES" style:font-name-asian="HG Mincho Light J" style:font-size-asian="12pt" style:language-asian="es" style:country-asian="ES" style:font-name-complex="Arial Unicode M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fo:margin-top="0cm" fo:margin-bottom="0cm" style:line-height-at-least="0.176cm"/>
      <style:text-properties fo:font-size="12pt" style:font-size-asian="12pt"/>
    </style:style>
    <style:style style:name="Normal_20__28_Web_29_" style:display-name="Normal (Web)" style:family="paragraph" style:parent-style-name="Standard">
      <style:paragraph-properties fo:margin-top="0.494cm" fo:margin-bottom="0.21cm" fo:orphans="2" fo:widows="2" fo:hyphenation-ladder-count="no-limit"/>
      <style:text-properties fo:color="#000000" style:font-name="Times" fo:font-size="10pt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o_20_predeterminado">
      <style:paragraph-properties fo:text-align="start" style:justify-single-word="false"/>
    </style:style>
    <style:style style:name="MP2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/>
    </style:style>
    <style:style style:name="MT1" style:family="text">
      <style:text-properties fo:font-size="18pt" style:font-size-asian="18pt"/>
    </style:style>
    <style:style style:name="MT2" style:family="text">
      <style:text-properties fo:text-transform="uppercase" style:use-window-font-color="true" style:font-name="Arial" style:font-name-asian="Lucida Sans Unicode" style:language-asian="es" style:country-asian="ES" style:font-name-complex="Arial" style:language-complex="es" style:country-complex="ES"/>
    </style:style>
    <style:page-layout style:name="Mpm1">
      <style:page-layout-properties fo:page-width="20.999cm" fo:page-height="29.699cm" style:num-format="1" style:print-orientation="portrait" fo:margin-top="1cm" fo:margin-bottom="2cm" fo:margin-left="2.499cm" fo:margin-right="1.199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21cm" fo:margin-left="0cm" fo:margin-right="0cm" fo:margin-bottom="3.72cm" fo:border-top="none" fo:border-bottom="0.125cm double #808080" fo:border-left="none" fo:border-right="none" style:border-line-width-bottom="0.002cm 0.088cm 0.035cm" fo:padding="0cm" style:shadow="none" style:dynamic-spacing="true"/>
      </style:header-style>
      <style:footer-style>
        <style:header-footer-properties fo:min-height="0.817cm" fo:margin-left="0cm" fo:margin-right="0cm" fo:margin-top="0.718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 <text:s text:c="2"/></text:span></text:p>
      </style:header>
      <style:footer>
        <text:p text:style-name="MP2"><text:span text:style-name="MT2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2-11-26T20:05:57</meta:creation-date>
    <dc:language>es-ES</dc:language>
    <meta:editing-cycles>36</meta:editing-cycles>
    <meta:editing-duration>PT04H56M49S</meta:editing-duration>
    <dc:date>2019-11-07T14:46:48</dc:date>
    <meta:print-date>2014-12-10T13:41:53</meta:print-date>
    <meta:document-statistic meta:table-count="0" meta:image-count="0" meta:object-count="0" meta:page-count="3" meta:paragraph-count="97" meta:word-count="829" meta:character-count="4898"/>
    <meta:user-defined meta:name="Info 1"/>
    <meta:user-defined meta:name="Info 2"/>
    <meta:user-defined meta:name="Info 3"/>
    <meta:user-defined meta:name="Info 4"/>
  </office:meta>
</office:document-meta>
</file>